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8adaa"/>
    </style:style>
    <style:style style:name="P2" style:family="paragraph" style:parent-style-name="Standard">
      <style:text-properties officeooo:paragraph-rsid="001e90b0"/>
    </style:style>
    <style:style style:name="P3" style:family="paragraph" style:parent-style-name="Standard">
      <style:text-properties officeooo:paragraph-rsid="00205ca1"/>
    </style:style>
    <style:style style:name="P4" style:family="paragraph" style:parent-style-name="Standard">
      <style:text-properties officeooo:paragraph-rsid="0021b41e"/>
    </style:style>
    <style:style style:name="P5" style:family="paragraph" style:parent-style-name="Standard">
      <style:text-properties officeooo:paragraph-rsid="00238809"/>
    </style:style>
    <style:style style:name="P6" style:family="paragraph" style:parent-style-name="Standard">
      <style:text-properties officeooo:paragraph-rsid="002efdc4"/>
    </style:style>
    <style:style style:name="P7" style:family="paragraph" style:parent-style-name="Standard">
      <style:paragraph-properties fo:text-align="center" style:justify-single-word="false"/>
      <style:text-properties officeooo:paragraph-rsid="00263e68"/>
    </style:style>
    <style:style style:name="P8" style:family="paragraph" style:parent-style-name="Standard">
      <style:text-properties officeooo:paragraph-rsid="00148400"/>
    </style:style>
    <style:style style:name="P9" style:family="paragraph" style:parent-style-name="Standard">
      <style:text-properties officeooo:paragraph-rsid="000e75eb"/>
    </style:style>
    <style:style style:name="P10" style:family="paragraph" style:parent-style-name="Standard">
      <style:text-properties officeooo:paragraph-rsid="002d5bbd"/>
    </style:style>
    <style:style style:name="P11" style:family="paragraph" style:parent-style-name="Standard">
      <style:text-properties officeooo:paragraph-rsid="00164d0b"/>
    </style:style>
    <style:style style:name="P12" style:family="paragraph" style:parent-style-name="Standard">
      <style:text-properties officeooo:paragraph-rsid="001c3644"/>
    </style:style>
    <style:style style:name="P13" style:family="paragraph" style:parent-style-name="Standard">
      <style:text-properties officeooo:paragraph-rsid="001d7267"/>
    </style:style>
    <style:style style:name="T1" style:family="text">
      <style:text-properties officeooo:rsid="001e90b0"/>
    </style:style>
    <style:style style:name="T2" style:family="text">
      <style:text-properties officeooo:rsid="00100542"/>
    </style:style>
    <style:style style:name="T3" style:family="text">
      <style:text-properties officeooo:rsid="00205ca1"/>
    </style:style>
    <style:style style:name="T4" style:family="text">
      <style:text-properties officeooo:rsid="00209554"/>
    </style:style>
    <style:style style:name="T5" style:family="text">
      <style:text-properties officeooo:rsid="0021b41e"/>
    </style:style>
    <style:style style:name="T6" style:family="text">
      <style:text-properties officeooo:rsid="0022155f"/>
    </style:style>
    <style:style style:name="T7" style:family="text">
      <style:text-properties officeooo:rsid="00247c90"/>
    </style:style>
    <style:style style:name="T8" style:family="text">
      <style:text-properties officeooo:rsid="0024aa31"/>
    </style:style>
    <style:style style:name="T9" style:family="text">
      <style:text-properties fo:font-style="italic" fo:font-weight="normal" officeooo:rsid="00263e68" style:font-style-asian="italic" style:font-weight-asian="normal" style:font-style-complex="italic" style:font-weight-complex="normal"/>
    </style:style>
    <style:style style:name="T10" style:family="text">
      <style:text-properties fo:font-family="'Liberation Serif'" style:font-family-generic="roman" officeooo:rsid="0008adaa"/>
    </style:style>
    <style:style style:name="T11" style:family="text">
      <style:text-properties officeooo:rsid="001323e2"/>
    </style:style>
    <style:style style:name="T12" style:family="text">
      <style:text-properties fo:font-weight="bold"/>
    </style:style>
    <style:style style:name="T13" style:family="text">
      <style:text-properties officeooo:rsid="00148400"/>
    </style:style>
    <style:style style:name="T14" style:family="text">
      <style:text-properties fo:font-style="italic" fo:font-weight="normal" officeooo:rsid="000f5012" style:font-style-asian="italic" style:font-weight-asian="normal" style:font-style-complex="italic" style:font-weight-complex="normal"/>
    </style:style>
    <style:style style:name="T15" style:family="text">
      <style:text-properties fo:font-family="'Liberation Serif'" style:font-family-generic="roman" fo:font-style="italic" fo:font-weight="normal" officeooo:rsid="000f5012" style:font-style-asian="italic" style:font-weight-asian="normal" style:font-style-complex="italic" style:font-weight-complex="normal"/>
    </style:style>
    <style:style style:name="T16" style:family="text">
      <style:text-properties officeooo:rsid="00149e6d"/>
    </style:style>
    <style:style style:name="T17" style:family="text">
      <style:text-properties officeooo:rsid="002d5bbd"/>
    </style:style>
    <style:style style:name="T18" style:family="text">
      <style:text-properties fo:text-transform="lowercase" officeooo:rsid="002d5bbd"/>
    </style:style>
    <style:style style:name="T19" style:family="text">
      <style:text-properties officeooo:rsid="001164d6"/>
    </style:style>
    <style:style style:name="T20" style:family="text">
      <style:text-properties officeooo:rsid="00164d0b"/>
    </style:style>
    <style:style style:name="T21" style:family="text">
      <style:text-properties fo:font-style="italic" fo:font-weight="normal" officeooo:rsid="00121fe6" style:font-style-asian="italic" style:font-weight-asian="normal" style:font-style-complex="italic" style:font-weight-complex="normal"/>
    </style:style>
    <style:style style:name="T22" style:family="text">
      <style:text-properties officeooo:rsid="00121fe6"/>
    </style:style>
    <style:style style:name="T23" style:family="text">
      <style:text-properties officeooo:rsid="000d4a1d"/>
    </style:style>
    <style:style style:name="T24" style:family="text">
      <style:text-properties officeooo:rsid="0016aedf"/>
    </style:style>
    <style:style style:name="T25" style:family="text">
      <style:text-properties fo:font-style="italic" fo:font-weight="normal" officeooo:rsid="001323e2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16aedf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bold" officeooo:rsid="0016aedf" style:font-style-asian="italic" style:font-weight-asian="bold" style:font-style-complex="italic" style:font-weight-complex="bold"/>
    </style:style>
    <style:style style:name="T28" style:family="text">
      <style:text-properties fo:font-style="italic" fo:font-weight="normal" officeooo:rsid="00125160" style:font-style-asian="italic" style:font-weight-asian="normal" style:font-style-complex="italic" style:font-weight-complex="normal"/>
    </style:style>
    <style:style style:name="T29" style:family="text">
      <style:text-properties officeooo:rsid="001ac2f4"/>
    </style:style>
    <style:style style:name="T30" style:family="text">
      <style:text-properties officeooo:rsid="001c3644"/>
    </style:style>
    <style:style style:name="T31" style:family="text">
      <style:text-properties fo:font-style="italic" fo:font-weight="normal" officeooo:rsid="002fef52" style:font-style-asian="italic" style:font-weight-asian="normal" style:font-style-complex="italic" style:font-weight-complex="normal"/>
    </style:style>
    <style:style style:name="T32" style:family="text">
      <style:text-properties fo:font-family="'Liberation Serif'" style:font-family-generic="roman" officeooo:rsid="0009a4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tab/>In numele Tat</text:span><text:span text:style-name="Strong_20_Emphasis"><text:span text:style-name="T1">ă</text:span></text:span><text:span text:style-name="Strong_20_Emphasis">lui </text:span><text:span text:style-name="Strong_20_Emphasis"><text:span text:style-name="T1">ș</text:span></text:span><text:span text:style-name="Strong_20_Emphasis">i al Fiului </text:span><text:span text:style-name="Strong_20_Emphasis"><text:span text:style-name="T1">ș</text:span></text:span><text:span text:style-name="Strong_20_Emphasis">i al Sf</text:span><text:span text:style-name="Strong_20_Emphasis"><text:span text:style-name="T1">â</text:span></text:span><text:span text:style-name="Strong_20_Emphasis">ntului Duh, Amin.</text:span></text:p>
      <text:p text:style-name="P1"><text:span text:style-name="Strong_20_Emphasis"/></text:p>
      <text:p text:style-name="P1"><text:span text:style-name="Strong_20_Emphasis">Slav</text:span><text:span text:style-name="Strong_20_Emphasis"><text:span text:style-name="T1">ă</text:span></text:span><text:span text:style-name="Strong_20_Emphasis"> </text:span><text:span text:style-name="Strong_20_Emphasis"><text:span text:style-name="T1">Ț</text:span></text:span><text:span text:style-name="Strong_20_Emphasis">ie, Dumnezeul nostru, Slav</text:span><text:span text:style-name="Strong_20_Emphasis"><text:span text:style-name="T1">ă</text:span></text:span><text:span text:style-name="Strong_20_Emphasis"> </text:span><text:span text:style-name="Strong_20_Emphasis"><text:span text:style-name="T1">Ț</text:span></text:span><text:span text:style-name="Strong_20_Emphasis">ie!</text:span></text:p>
      <text:p text:style-name="P2"><text:span text:style-name="Strong_20_Emphasis">Slav</text:span><text:span text:style-name="Strong_20_Emphasis"><text:span text:style-name="T1">ă</text:span></text:span><text:span text:style-name="Strong_20_Emphasis"> </text:span><text:span text:style-name="Strong_20_Emphasis"><text:span text:style-name="T1">Ț</text:span></text:span><text:span text:style-name="Strong_20_Emphasis">ie, Dumnezeul nostru, Slav</text:span><text:span text:style-name="Strong_20_Emphasis"><text:span text:style-name="T1">ă</text:span></text:span><text:span text:style-name="Strong_20_Emphasis"> </text:span><text:span text:style-name="Strong_20_Emphasis"><text:span text:style-name="T1">Ț</text:span></text:span><text:span text:style-name="Strong_20_Emphasis">ie!</text:span></text:p>
      <text:p text:style-name="P2"><text:span text:style-name="Strong_20_Emphasis">Slav</text:span><text:span text:style-name="Strong_20_Emphasis"><text:span text:style-name="T1">ă</text:span></text:span><text:span text:style-name="Strong_20_Emphasis"> </text:span><text:span text:style-name="Strong_20_Emphasis"><text:span text:style-name="T1">Ț</text:span></text:span><text:span text:style-name="Strong_20_Emphasis">ie, Dumnezeul nostru, Slav</text:span><text:span text:style-name="Strong_20_Emphasis"><text:span text:style-name="T1">ă</text:span></text:span><text:span text:style-name="Strong_20_Emphasis"> </text:span><text:span text:style-name="Strong_20_Emphasis"><text:span text:style-name="T1">Ț</text:span></text:span><text:span text:style-name="Strong_20_Emphasis">ie!</text:span></text:p>
      <text:p text:style-name="P1"><text:span text:style-name="Strong_20_Emphasis"/></text:p>
      <text:p text:style-name="P1"><text:span text:style-name="Strong_20_Emphasis"><text:tab/></text:span><text:span text:style-name="Strong_20_Emphasis"><text:span text:style-name="T1">Î</text:span></text:span><text:span text:style-name="Strong_20_Emphasis">mp</text:span><text:span text:style-name="Strong_20_Emphasis"><text:span text:style-name="T1">ă</text:span></text:span><text:span text:style-name="Strong_20_Emphasis">rate ceresc, M</text:span><text:span text:style-name="Strong_20_Emphasis"><text:span text:style-name="T1">â</text:span></text:span><text:span text:style-name="Strong_20_Emphasis">ng</text:span><text:span text:style-name="Strong_20_Emphasis"><text:span text:style-name="T1">â</text:span></text:span><text:span text:style-name="Strong_20_Emphasis">ietorule, Duhul adevarului, Care pretutindenea e</text:span><text:span text:style-name="Strong_20_Emphasis"><text:span text:style-name="T1">ș</text:span></text:span><text:span text:style-name="Strong_20_Emphasis">ti </text:span><text:span text:style-name="Strong_20_Emphasis"><text:span text:style-name="T1">ș</text:span></text:span><text:span text:style-name="Strong_20_Emphasis">i toate le </text:span><text:span text:style-name="Strong_20_Emphasis"><text:span text:style-name="T1">î</text:span></text:span><text:span text:style-name="Strong_20_Emphasis">mpline</text:span><text:span text:style-name="Strong_20_Emphasis"><text:span text:style-name="T1">ș</text:span></text:span><text:span text:style-name="Strong_20_Emphasis">ti, Vistierul bun</text:span><text:span text:style-name="Strong_20_Emphasis"><text:span text:style-name="T1">ă</text:span></text:span><text:span text:style-name="Strong_20_Emphasis">t</text:span><text:span text:style-name="Strong_20_Emphasis"><text:span text:style-name="T1">ăț</text:span></text:span><text:span text:style-name="Strong_20_Emphasis">ilor </text:span><text:span text:style-name="Strong_20_Emphasis"><text:span text:style-name="T1">ș</text:span></text:span><text:span text:style-name="Strong_20_Emphasis">i d</text:span><text:span text:style-name="Strong_20_Emphasis"><text:span text:style-name="T1">ă</text:span></text:span><text:span text:style-name="Strong_20_Emphasis">t</text:span><text:span text:style-name="Strong_20_Emphasis"><text:span text:style-name="T1">ă</text:span></text:span><text:span text:style-name="Strong_20_Emphasis">torule de via</text:span><text:span text:style-name="Strong_20_Emphasis"><text:span text:style-name="T1">ță</text:span></text:span><text:span text:style-name="Strong_20_Emphasis">, vino </text:span><text:span text:style-name="Strong_20_Emphasis"><text:span text:style-name="T1">ș</text:span></text:span><text:span text:style-name="Strong_20_Emphasis">i Te s</text:span><text:span text:style-name="Strong_20_Emphasis"><text:span text:style-name="T1">ă</text:span></text:span><text:span text:style-name="Strong_20_Emphasis">l</text:span><text:span text:style-name="Strong_20_Emphasis"><text:span text:style-name="T1">ăș</text:span></text:span><text:span text:style-name="Strong_20_Emphasis"><text:span text:style-name="T2">l</text:span></text:span><text:span text:style-name="Strong_20_Emphasis">uie</text:span><text:span text:style-name="Strong_20_Emphasis"><text:span text:style-name="T1">ș</text:span></text:span><text:span text:style-name="Strong_20_Emphasis">te </text:span><text:span text:style-name="Strong_20_Emphasis"><text:span text:style-name="T1">î</text:span></text:span><text:span text:style-name="Strong_20_Emphasis">ntru noi, </text:span><text:span text:style-name="Strong_20_Emphasis"><text:span text:style-name="T1">ș</text:span></text:span><text:span text:style-name="Strong_20_Emphasis">i ne cur</text:span><text:span text:style-name="Strong_20_Emphasis"><text:span text:style-name="T1">ăț</text:span></text:span><text:span text:style-name="Strong_20_Emphasis">e</text:span><text:span text:style-name="Strong_20_Emphasis"><text:span text:style-name="T1">ș</text:span></text:span><text:span text:style-name="Strong_20_Emphasis">te pe noi de toat</text:span><text:span text:style-name="Strong_20_Emphasis"><text:span text:style-name="T1">ă</text:span></text:span><text:span text:style-name="Strong_20_Emphasis"> </text:span><text:span text:style-name="Strong_20_Emphasis"><text:span text:style-name="T1">î</text:span></text:span><text:span text:style-name="Strong_20_Emphasis">ntin</text:span><text:span text:style-name="Strong_20_Emphasis"><text:span text:style-name="T1">ă</text:span></text:span><text:span text:style-name="Strong_20_Emphasis">ciunea </text:span><text:span text:style-name="Strong_20_Emphasis"><text:span text:style-name="T1">ș</text:span></text:span><text:span text:style-name="Strong_20_Emphasis">i m</text:span><text:span text:style-name="Strong_20_Emphasis"><text:span text:style-name="T1">â</text:span></text:span><text:span text:style-name="Strong_20_Emphasis">ntuie</text:span><text:span text:style-name="Strong_20_Emphasis"><text:span text:style-name="T1">ș</text:span></text:span><text:span text:style-name="Strong_20_Emphasis">te, Bunule, sufletele noastre.</text:span></text:p>
      <text:p text:style-name="P1"><text:span text:style-name="Strong_20_Emphasis"/></text:p>
      <text:p text:style-name="P1"><text:span text:style-name="Strong_20_Emphasis">Sfinte Dumnezeule, Sfinte tare, Sfinte f</text:span><text:span text:style-name="Strong_20_Emphasis"><text:span text:style-name="T3">ă</text:span></text:span><text:span text:style-name="Strong_20_Emphasis">r</text:span><text:span text:style-name="Strong_20_Emphasis"><text:span text:style-name="T3">ă</text:span></text:span><text:span text:style-name="Strong_20_Emphasis"> de moarte, miluie</text:span><text:span text:style-name="Strong_20_Emphasis"><text:span text:style-name="T3">ș</text:span></text:span><text:span text:style-name="Strong_20_Emphasis">te-ne pe noi!</text:span></text:p>
      <text:p text:style-name="P3"><text:span text:style-name="Strong_20_Emphasis">Sfinte Dumnezeule, Sfinte tare, Sfinte f</text:span><text:span text:style-name="Strong_20_Emphasis"><text:span text:style-name="T3">ă</text:span></text:span><text:span text:style-name="Strong_20_Emphasis">r</text:span><text:span text:style-name="Strong_20_Emphasis"><text:span text:style-name="T3">ă</text:span></text:span><text:span text:style-name="Strong_20_Emphasis"> de moarte, miluie</text:span><text:span text:style-name="Strong_20_Emphasis"><text:span text:style-name="T3">ș</text:span></text:span><text:span text:style-name="Strong_20_Emphasis">te-ne pe noi!</text:span></text:p>
      <text:p text:style-name="P3"><text:span text:style-name="Strong_20_Emphasis">Sfinte Dumnezeule, Sfinte tare, Sfinte f</text:span><text:span text:style-name="Strong_20_Emphasis"><text:span text:style-name="T3">ă</text:span></text:span><text:span text:style-name="Strong_20_Emphasis">r</text:span><text:span text:style-name="Strong_20_Emphasis"><text:span text:style-name="T3">ă</text:span></text:span><text:span text:style-name="Strong_20_Emphasis"> de moarte, miluie</text:span><text:span text:style-name="Strong_20_Emphasis"><text:span text:style-name="T3">ș</text:span></text:span><text:span text:style-name="Strong_20_Emphasis">te-ne pe noi!</text:span></text:p>
      <text:p text:style-name="P1"><text:span text:style-name="Strong_20_Emphasis"/></text:p>
      <text:p text:style-name="P1"><text:span text:style-name="Strong_20_Emphasis">Slav</text:span><text:span text:style-name="Strong_20_Emphasis"><text:span text:style-name="T4">ă</text:span></text:span><text:span text:style-name="Strong_20_Emphasis"> Tat</text:span><text:span text:style-name="Strong_20_Emphasis"><text:span text:style-name="T4">ă</text:span></text:span><text:span text:style-name="Strong_20_Emphasis">lui </text:span><text:span text:style-name="Strong_20_Emphasis"><text:span text:style-name="T4">ș</text:span></text:span><text:span text:style-name="Strong_20_Emphasis">i Fiului </text:span><text:span text:style-name="Strong_20_Emphasis"><text:span text:style-name="T4">ș</text:span></text:span><text:span text:style-name="Strong_20_Emphasis">i Sf</text:span><text:span text:style-name="Strong_20_Emphasis"><text:span text:style-name="T4">â</text:span></text:span><text:span text:style-name="Strong_20_Emphasis">ntului Duh </text:span><text:span text:style-name="Strong_20_Emphasis"><text:span text:style-name="T4">ș</text:span></text:span><text:span text:style-name="Strong_20_Emphasis">i acum </text:span><text:span text:style-name="Strong_20_Emphasis"><text:span text:style-name="T4">ș</text:span></text:span><text:span text:style-name="Strong_20_Emphasis">i pururea </text:span><text:span text:style-name="Strong_20_Emphasis"><text:span text:style-name="T4">ș</text:span></text:span><text:span text:style-name="Strong_20_Emphasis">i </text:span><text:span text:style-name="Strong_20_Emphasis"><text:span text:style-name="T4">î</text:span></text:span><text:span text:style-name="Strong_20_Emphasis">n vecii vecilor. Amin.</text:span></text:p>
      <text:p text:style-name="P1"><text:span text:style-name="Strong_20_Emphasis"/></text:p>
      <text:p text:style-name="P4"><text:span text:style-name="Strong_20_Emphasis">Preasf</text:span><text:span text:style-name="Strong_20_Emphasis"><text:span text:style-name="T5">â</text:span></text:span><text:span text:style-name="Strong_20_Emphasis">nt</text:span><text:span text:style-name="Strong_20_Emphasis"><text:span text:style-name="T5">ă</text:span></text:span><text:span text:style-name="Strong_20_Emphasis"> Treime, miluie</text:span><text:span text:style-name="Strong_20_Emphasis"><text:span text:style-name="T5">ș</text:span></text:span><text:span text:style-name="Strong_20_Emphasis">te-ne pe noi. </text:span></text:p>
      <text:p text:style-name="P4"><text:span text:style-name="Strong_20_Emphasis">Doamne, cur</text:span><text:span text:style-name="Strong_20_Emphasis"><text:span text:style-name="T5">ăț</text:span></text:span><text:span text:style-name="Strong_20_Emphasis">e</text:span><text:span text:style-name="Strong_20_Emphasis"><text:span text:style-name="T5">ș</text:span></text:span><text:span text:style-name="Strong_20_Emphasis">te p</text:span><text:span text:style-name="Strong_20_Emphasis"><text:span text:style-name="T5">ă</text:span></text:span><text:span text:style-name="Strong_20_Emphasis">catele noastre. </text:span></text:p>
      <text:p text:style-name="P4"><text:span text:style-name="Strong_20_Emphasis">St</text:span><text:span text:style-name="Strong_20_Emphasis"><text:span text:style-name="T5">ă</text:span></text:span><text:span text:style-name="Strong_20_Emphasis">p</text:span><text:span text:style-name="Strong_20_Emphasis"><text:span text:style-name="T5">â</text:span></text:span><text:span text:style-name="Strong_20_Emphasis">ne, iart</text:span><text:span text:style-name="Strong_20_Emphasis"><text:span text:style-name="T5">ă</text:span></text:span><text:span text:style-name="Strong_20_Emphasis"> f</text:span><text:span text:style-name="Strong_20_Emphasis"><text:span text:style-name="T5">ă</text:span></text:span><text:span text:style-name="Strong_20_Emphasis">r</text:span><text:span text:style-name="Strong_20_Emphasis"><text:span text:style-name="T5">ă</text:span></text:span><text:span text:style-name="Strong_20_Emphasis">delegile noastre. </text:span></text:p>
      <text:p text:style-name="P4"><text:span text:style-name="Strong_20_Emphasis">Sfinte, cerceteaz</text:span><text:span text:style-name="Strong_20_Emphasis"><text:span text:style-name="T5">ă</text:span></text:span><text:span text:style-name="Strong_20_Emphasis"> </text:span><text:span text:style-name="Strong_20_Emphasis"><text:span text:style-name="T5">ș</text:span></text:span><text:span text:style-name="Strong_20_Emphasis">i vindec</text:span><text:span text:style-name="Strong_20_Emphasis"><text:span text:style-name="T5">ă</text:span></text:span><text:span text:style-name="Strong_20_Emphasis"> neputin</text:span><text:span text:style-name="Strong_20_Emphasis"><text:span text:style-name="T5">ț</text:span></text:span><text:span text:style-name="Strong_20_Emphasis">ele noastre, pentru numele T</text:span><text:span text:style-name="Strong_20_Emphasis"><text:span text:style-name="T5">ă</text:span></text:span><text:span text:style-name="Strong_20_Emphasis">u.</text:span></text:p>
      <text:p text:style-name="P1"><text:span text:style-name="Strong_20_Emphasis"/></text:p>
      <text:p text:style-name="P1"><text:span text:style-name="Strong_20_Emphasis">Doamne miluie</text:span><text:span text:style-name="Strong_20_Emphasis"><text:span text:style-name="T6">ș</text:span></text:span><text:span text:style-name="Strong_20_Emphasis">te, Doamne miluie</text:span><text:span text:style-name="Strong_20_Emphasis"><text:span text:style-name="T6">ș</text:span></text:span><text:span text:style-name="Strong_20_Emphasis">te, Doamne miluie</text:span><text:span text:style-name="Strong_20_Emphasis"><text:span text:style-name="T6">ș</text:span></text:span><text:span text:style-name="Strong_20_Emphasis">te.</text:span></text:p>
      <text:p text:style-name="P1"><text:span text:style-name="Strong_20_Emphasis"/></text:p>
      <text:p text:style-name="P5"><text:span text:style-name="Strong_20_Emphasis">Slav</text:span><text:span text:style-name="Strong_20_Emphasis"><text:span text:style-name="T4">ă</text:span></text:span><text:span text:style-name="Strong_20_Emphasis"> Tat</text:span><text:span text:style-name="Strong_20_Emphasis"><text:span text:style-name="T4">ă</text:span></text:span><text:span text:style-name="Strong_20_Emphasis">lui </text:span><text:span text:style-name="Strong_20_Emphasis"><text:span text:style-name="T4">ș</text:span></text:span><text:span text:style-name="Strong_20_Emphasis">i Fiului </text:span><text:span text:style-name="Strong_20_Emphasis"><text:span text:style-name="T4">ș</text:span></text:span><text:span text:style-name="Strong_20_Emphasis">i Sf</text:span><text:span text:style-name="Strong_20_Emphasis"><text:span text:style-name="T4">â</text:span></text:span><text:span text:style-name="Strong_20_Emphasis">ntului Duh </text:span><text:span text:style-name="Strong_20_Emphasis"><text:span text:style-name="T4">ș</text:span></text:span><text:span text:style-name="Strong_20_Emphasis">i acum </text:span><text:span text:style-name="Strong_20_Emphasis"><text:span text:style-name="T4">ș</text:span></text:span><text:span text:style-name="Strong_20_Emphasis">i pururea </text:span><text:span text:style-name="Strong_20_Emphasis"><text:span text:style-name="T4">ș</text:span></text:span><text:span text:style-name="Strong_20_Emphasis">i </text:span><text:span text:style-name="Strong_20_Emphasis"><text:span text:style-name="T4">î</text:span></text:span><text:span text:style-name="Strong_20_Emphasis">n vecii vecilor. Amin.</text:span></text:p>
      <text:p text:style-name="P1"><text:span text:style-name="Strong_20_Emphasis"><text:s/></text:span></text:p>
      <text:p text:style-name="P1"><text:span text:style-name="Strong_20_Emphasis"/></text:p>
      <text:p text:style-name="P1"><text:span text:style-name="Strong_20_Emphasis"><text:tab/>Tat</text:span><text:span text:style-name="Strong_20_Emphasis"><text:span text:style-name="T7">ă</text:span></text:span><text:span text:style-name="Strong_20_Emphasis">l nostru Care e</text:span><text:span text:style-name="Strong_20_Emphasis"><text:span text:style-name="T7">ș</text:span></text:span><text:span text:style-name="Strong_20_Emphasis">ti </text:span><text:span text:style-name="Strong_20_Emphasis"><text:span text:style-name="T7">î</text:span></text:span><text:span text:style-name="Strong_20_Emphasis">n ceruri, sfin</text:span><text:span text:style-name="Strong_20_Emphasis"><text:span text:style-name="T7">ț</text:span></text:span><text:span text:style-name="Strong_20_Emphasis">easc</text:span><text:span text:style-name="Strong_20_Emphasis"><text:span text:style-name="T7">ă</text:span></text:span><text:span text:style-name="Strong_20_Emphasis">-Se numele T</text:span><text:span text:style-name="Strong_20_Emphasis"><text:span text:style-name="T7">ă</text:span></text:span><text:span text:style-name="Strong_20_Emphasis">u, </text:span><text:span text:style-name="Strong_20_Emphasis"><text:span text:style-name="T7">să </text:span></text:span><text:span text:style-name="Strong_20_Emphasis">vi</text:span><text:span text:style-name="Strong_20_Emphasis"><text:span text:style-name="T7">nă</text:span></text:span><text:span text:style-name="Strong_20_Emphasis"> </text:span><text:span text:style-name="Strong_20_Emphasis"><text:span text:style-name="T7">î</text:span></text:span><text:span text:style-name="Strong_20_Emphasis">mp</text:span><text:span text:style-name="Strong_20_Emphasis"><text:span text:style-name="T7">ă</text:span></text:span><text:span text:style-name="Strong_20_Emphasis">r</text:span><text:span text:style-name="Strong_20_Emphasis"><text:span text:style-name="T7">ăț</text:span></text:span><text:span text:style-name="Strong_20_Emphasis">ia Ta, </text:span><text:span text:style-name="Strong_20_Emphasis"><text:span text:style-name="T7">să se facă</text:span></text:span><text:span text:style-name="Strong_20_Emphasis"> voia Ta precum </text:span><text:span text:style-name="Strong_20_Emphasis"><text:span text:style-name="T7">î</text:span></text:span><text:span text:style-name="Strong_20_Emphasis">n cer </text:span><text:span text:style-name="Strong_20_Emphasis"><text:span text:style-name="T7">așa ș</text:span></text:span><text:span text:style-name="Strong_20_Emphasis">i pe p</text:span><text:span text:style-name="Strong_20_Emphasis"><text:span text:style-name="T7">ă</text:span></text:span><text:span text:style-name="Strong_20_Emphasis">m</text:span><text:span text:style-name="Strong_20_Emphasis"><text:span text:style-name="T7">â</text:span></text:span><text:span text:style-name="Strong_20_Emphasis">nt. P</text:span><text:span text:style-name="Strong_20_Emphasis"><text:span text:style-name="T7">â</text:span></text:span><text:span text:style-name="Strong_20_Emphasis">inea noastr</text:span><text:span text:style-name="Strong_20_Emphasis"><text:span text:style-name="T7">ă</text:span></text:span><text:span text:style-name="Strong_20_Emphasis"> cea </text:span><text:span text:style-name="Strong_20_Emphasis"><text:span text:style-name="T2">de toate zilele</text:span></text:span><text:span text:style-name="Strong_20_Emphasis">, d</text:span><text:span text:style-name="Strong_20_Emphasis"><text:span text:style-name="T7">ă</text:span></text:span><text:span text:style-name="Strong_20_Emphasis">-ne-o nou</text:span><text:span text:style-name="Strong_20_Emphasis"><text:span text:style-name="T7">ă</text:span></text:span><text:span text:style-name="Strong_20_Emphasis"> ast</text:span><text:span text:style-name="Strong_20_Emphasis"><text:span text:style-name="T7">ă</text:span></text:span><text:span text:style-name="Strong_20_Emphasis">zi, </text:span><text:span text:style-name="Strong_20_Emphasis"><text:span text:style-name="T7">ș</text:span></text:span><text:span text:style-name="Strong_20_Emphasis">i ne iart</text:span><text:span text:style-name="Strong_20_Emphasis"><text:span text:style-name="T7">ă</text:span></text:span><text:span text:style-name="Strong_20_Emphasis"> nou</text:span><text:span text:style-name="Strong_20_Emphasis"><text:span text:style-name="T7">ă</text:span></text:span><text:span text:style-name="Strong_20_Emphasis"> gre</text:span><text:span text:style-name="Strong_20_Emphasis"><text:span text:style-name="T7">ș</text:span></text:span><text:span text:style-name="Strong_20_Emphasis">alele noastre precum </text:span><text:span text:style-name="Strong_20_Emphasis"><text:span text:style-name="T7">ș</text:span></text:span><text:span text:style-name="Strong_20_Emphasis">i noi iert</text:span><text:span text:style-name="Strong_20_Emphasis"><text:span text:style-name="T7">ă</text:span></text:span><text:span text:style-name="Strong_20_Emphasis">m gre</text:span><text:span text:style-name="Strong_20_Emphasis"><text:span text:style-name="T7">ș</text:span></text:span><text:span text:style-name="Strong_20_Emphasis">i</text:span><text:span text:style-name="Strong_20_Emphasis"><text:span text:style-name="T7">ț</text:span></text:span><text:span text:style-name="Strong_20_Emphasis">ilor no</text:span><text:span text:style-name="Strong_20_Emphasis"><text:span text:style-name="T7">ș</text:span></text:span><text:span text:style-name="Strong_20_Emphasis">tri. </text:span><text:span text:style-name="Strong_20_Emphasis"><text:span text:style-name="T7">Ș</text:span></text:span><text:span text:style-name="Strong_20_Emphasis">i nu ne duce pe noi in ispit</text:span><text:span text:style-name="Strong_20_Emphasis"><text:span text:style-name="T7">ă</text:span></text:span><text:span text:style-name="Strong_20_Emphasis">, ci ne izb</text:span><text:span text:style-name="Strong_20_Emphasis"><text:span text:style-name="T7">ă</text:span></text:span><text:span text:style-name="Strong_20_Emphasis">ve</text:span><text:span text:style-name="Strong_20_Emphasis"><text:span text:style-name="T7">ș</text:span></text:span><text:span text:style-name="Strong_20_Emphasis">te de cel </text:span><text:span text:style-name="Strong_20_Emphasis"><text:span text:style-name="T7">viclean.</text:span></text:span></text:p>
      <text:p text:style-name="P1"><text:span text:style-name="Strong_20_Emphasis"/></text:p>
      <text:p text:style-name="P1"><text:span text:style-name="Strong_20_Emphasis"><text:tab/>Pentru rug</text:span><text:span text:style-name="Strong_20_Emphasis"><text:span text:style-name="T8">ă</text:span></text:span><text:span text:style-name="Strong_20_Emphasis">ciunile Preasfintei N</text:span><text:span text:style-name="Strong_20_Emphasis"><text:span text:style-name="T8">ă</text:span></text:span><text:span text:style-name="Strong_20_Emphasis">sc</text:span><text:span text:style-name="Strong_20_Emphasis"><text:span text:style-name="T8">ă</text:span></text:span><text:span text:style-name="Strong_20_Emphasis">toare de Dumnezeu, ale Sfin</text:span><text:span text:style-name="Strong_20_Emphasis"><text:span text:style-name="T8">ț</text:span></text:span><text:span text:style-name="Strong_20_Emphasis">ilor P</text:span><text:span text:style-name="Strong_20_Emphasis"><text:span text:style-name="T8">ă</text:span></text:span><text:span text:style-name="Strong_20_Emphasis">rin</text:span><text:span text:style-name="Strong_20_Emphasis"><text:span text:style-name="T8">ț</text:span></text:span><text:span text:style-name="Strong_20_Emphasis">ilor no</text:span><text:span text:style-name="Strong_20_Emphasis"><text:span text:style-name="T8">ș</text:span></text:span><text:span text:style-name="Strong_20_Emphasis">tri </text:span><text:span text:style-name="Strong_20_Emphasis"><text:span text:style-name="T8">ș</text:span></text:span><text:span text:style-name="Strong_20_Emphasis">i ale tuturor Sfin</text:span><text:span text:style-name="Strong_20_Emphasis"><text:span text:style-name="T8">ț</text:span></text:span><text:span text:style-name="Strong_20_Emphasis">ilor, Doamne Iisuse Hristoase, Fiul lui Dumnezeu, miluie</text:span><text:span text:style-name="Strong_20_Emphasis"><text:span text:style-name="T8">ș</text:span></text:span><text:span text:style-name="Strong_20_Emphasis">te-ne pe noi. Amin.</text:span></text:p>
      <text:p text:style-name="P6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7"><text:span text:style-name="Strong_20_Emphasis"><text:span text:style-name="T9"/></text:span></text:p>
      <text:p text:style-name="P7"><text:span text:style-name="Strong_20_Emphasis"><text:span text:style-name="T9"/></text:span></text:p>
      <text:p text:style-name="P7"><text:span text:style-name="Strong_20_Emphasis"><text:span text:style-name="T9"/></text:span></text:p>
      <text:p text:style-name="P7"><text:span text:style-name="Strong_20_Emphasis"><text:span text:style-name="T9"/></text:span></text:p>
      <text:p text:style-name="P7"><text:span text:style-name="Strong_20_Emphasis"><text:span text:style-name="T9"/></text:span></text:p>
      <text:p text:style-name="P7"><text:soft-page-break/><text:span text:style-name="Strong_20_Emphasis"><text:span text:style-name="T9">(Rugaciunea Sfantului Ciprian)</text:span></text:span></text:p>
      <text:p text:style-name="P8"><text:span text:style-name="Strong_20_Emphasis"><text:tab/>Stăpâne, Doamne Iisuse Hristoase, Dumnezeul nostru, Creatorule şi Chivernisitorule a toate, Sfânt şi slăvit eşti; <text:tab/>Împ</text:span><text:span text:style-name="Strong_20_Emphasis"><text:span text:style-name="T10">ă</text:span></text:span><text:span text:style-name="Strong_20_Emphasis">ratul împ</text:span><text:span text:style-name="Strong_20_Emphasis"><text:span text:style-name="T10">ă</text:span></text:span><text:span text:style-name="Strong_20_Emphasis">r</text:span><text:span text:style-name="Strong_20_Emphasis"><text:span text:style-name="T11">ă</text:span></text:span><text:span text:style-name="Strong_20_Emphasis">ţi</text:span><text:span text:style-name="Strong_20_Emphasis"><text:span text:style-name="T11">i</text:span></text:span><text:span text:style-name="Strong_20_Emphasis">lor şi Domnul domnilor, slavă Ţie.</text:span></text:p>
      <text:p text:style-name="P8"><text:span text:style-name="T12"><text:line-break/><text:tab/></text:span><text:span text:style-name="Strong_20_Emphasis">Tu cel care locuieşti în lumina cea nepătrunsă şi neapropiată, </text:span></text:p>
      <text:p text:style-name="P8"><text:span text:style-name="Strong_20_Emphasis">pentru rugăciunea mea, a smeritului şi nevrednicului robului Tău, </text:span></text:p>
      <text:p text:style-name="P8"><text:span text:style-name="Strong_20_Emphasis">depărtează demonii şi stinge viclenia lor de la robii Tăi, </text:span></text:p>
      <text:p text:style-name="P8"><text:span text:style-name="Strong_20_Emphasis">revarsă ploaia la bună vreme peste tot pamântul şi </text:span></text:p>
      <text:p text:style-name="P8"><text:span text:style-name="Strong_20_Emphasis">fă-l să-</text:span><text:span text:style-name="Strong_20_Emphasis"><text:span text:style-name="T13">și</text:span></text:span><text:span text:style-name="Strong_20_Emphasis"> dea roadele lui, </text:span></text:p>
      <text:p text:style-name="P8"><text:span text:style-name="Strong_20_Emphasis">copacii şi viile să-şi dea deplin rodul lor, </text:span></text:p>
      <text:p text:style-name="P8"><text:span text:style-name="Strong_20_Emphasis">femeile să fie dezlegate şi eliberate de nerodirea pântec</text:span><text:span text:style-name="Strong_20_Emphasis"><text:span text:style-name="T13">e</text:span></text:span><text:span text:style-name="Strong_20_Emphasis">lui; </text:span></text:p>
      <text:p text:style-name="P8"><text:span text:style-name="Strong_20_Emphasis">acestea şi toată lumea mai întâi fiind dezlegate, </text:span></text:p>
      <text:p text:style-name="P8"><text:span text:style-name="Strong_20_Emphasis">dezleagă şi toată zidirea de toate legăturile diavoleşti.</text:span></text:p>
      <text:p text:style-name="P9"><text:span text:style-name="T12"><text:line-break/><text:tab/></text:span><text:span text:style-name="Strong_20_Emphasis">Şi dezleagă pe robuI Tău </text:span><text:span text:style-name="Strong_20_Emphasis"><text:span text:style-name="T14">(</text:span></text:span><text:span text:style-name="Strong_20_Emphasis"><text:span text:style-name="T15">numele)</text:span></text:span><text:span text:style-name="Strong_20_Emphasis"> împreună cu toate ale casei lui, de toate legăturile </text:span><text:span text:style-name="Strong_20_Emphasis"><text:span text:style-name="T2">lui ucig</text:span></text:span><text:span text:style-name="Strong_20_Emphasis"><text:span text:style-name="T16">ă</text:span></text:span><text:span text:style-name="Strong_20_Emphasis"><text:span text:style-name="T2">-l-toaca</text:span></text:span><text:span text:style-name="Strong_20_Emphasis">, ale magiei, ale farmecelor şi ale puterilor potrivnice.</text:span></text:p>
      <text:p text:style-name="P10"><text:span text:style-name="T12"><text:line-break/><text:tab/></text:span><text:span text:style-name="Strong_20_Emphasis">Tu Doamne, Dumnezeul părinţilor noştri, cel ce dai dezlegare de magie, de farmece, de vrăji şi de toate </text:span><text:span text:style-name="Strong_20_Emphasis"><text:span text:style-name="T17">leg</text:span></text:span><text:span text:style-name="Strong_20_Emphasis">ă</text:span><text:span text:style-name="Strong_20_Emphasis"><text:span text:style-name="T17">tu</text:span></text:span><text:span text:style-name="Strong_20_Emphasis">rile </text:span><text:span text:style-name="Strong_20_Emphasis"><text:span text:style-name="T17">lor, </text:span></text:span><text:span text:style-name="Strong_20_Emphasis"><text:span text:style-name="T18">Î</text:span></text:span><text:span text:style-name="Strong_20_Emphasis"><text:span text:style-name="T17">mpiedică toată lucrarea </text:span></text:span><text:span text:style-name="Strong_20_Emphasis"><text:span text:style-name="T2">mamonei</text:span></text:span><text:span text:style-name="Strong_20_Emphasis"> şi distruge toată lucrarea vicleană prin pomenirea PreaSfântului Tău nume:</text:span><text:span text:style-name="Strong_20_Emphasis"><text:span text:style-name="T19"> Iisus Hristos.</text:span></text:span><text:span text:style-name="T12"><text:line-break/></text:span></text:p>
      <text:p text:style-name="P11"><text:span text:style-name="Strong_20_Emphasis"><text:tab/>Aşa, Doamne, Stăpâne a toate, auzi-mă pe mine nevrednicul </text:span><text:span text:style-name="Strong_20_Emphasis"><text:span text:style-name="T20">slujitorul Tău</text:span></text:span><text:span text:style-name="Strong_20_Emphasis">, şi </text:span></text:p>
      <text:p text:style-name="P11"><text:span text:style-name="Strong_20_Emphasis">dezleagă pe robul Tău </text:span><text:span text:style-name="Strong_20_Emphasis"><text:span text:style-name="T21">(numele)</text:span></text:span><text:span text:style-name="Strong_20_Emphasis">, de toate legăturile </text:span><text:span text:style-name="Strong_20_Emphasis"><text:span text:style-name="T22">necuratului</text:span></text:span><text:span text:style-name="Strong_20_Emphasis"> şi dacă este legat </text:span></text:p>
      <text:p text:style-name="P11"><text:span text:style-name="Strong_20_Emphasis">în cer sau pe pământ, </text:span></text:p>
      <text:p text:style-name="P11"><text:span text:style-name="Strong_20_Emphasis">sau cu piele de animale necuvântătoare,</text:span></text:p>
      <text:p text:style-name="P11"><text:span text:style-name="Strong_20_Emphasis">sau cu fier sau cu piatră, </text:span></text:p>
      <text:p text:style-name="P11"><text:span text:style-name="Strong_20_Emphasis">sau cu lemn, sau cu scriere, </text:span></text:p>
      <text:p text:style-name="P11"><text:span text:style-name="Strong_20_Emphasis">sau cu sânge de om, sau cu al păsărilor, sau cu al peştilor, </text:span></text:p>
      <text:p text:style-name="P11"><text:span text:style-name="Strong_20_Emphasis">sau prin necur</text:span><text:span text:style-name="Strong_20_Emphasis"><text:span text:style-name="T10">ă</text:span></text:span><text:span text:style-name="Strong_20_Emphasis">ţie, sau în alt chip s-au abătut asupra lui, </text:span></text:p>
      <text:p text:style-name="P11"><text:span text:style-name="Strong_20_Emphasis">sau dacă din altă parte au venit, din mare, din fântâni, din morminte, </text:span></text:p>
      <text:p text:style-name="P11"><text:span text:style-name="Strong_20_Emphasis">sau din orice alt loc, </text:span></text:p>
      <text:p text:style-name="P11"><text:span text:style-name="Strong_20_Emphasis">sau dacă a</text:span><text:span text:style-name="Strong_20_Emphasis"><text:span text:style-name="T23">u</text:span></text:span><text:span text:style-name="Strong_20_Emphasis"> venit prin unghii de om, de animal sau gheare de pasăre, </text:span></text:p>
      <text:p text:style-name="P11"><text:span text:style-name="Strong_20_Emphasis">sau prin şerpi (vii sau morţi), sau prin pământul morţilor, </text:span></text:p>
      <text:p text:style-name="P11"><text:span text:style-name="Strong_20_Emphasis">sau dacă a</text:span><text:span text:style-name="Strong_20_Emphasis"><text:span text:style-name="T23">u</text:span></text:span><text:span text:style-name="Strong_20_Emphasis"> venit prin străpungere de ace, </text:span></text:p>
      <text:p text:style-name="P11"><text:span text:style-name="Strong_20_Emphasis">dezleagă-le pentru totdeauna, în clipa aceasta, Doamne, cu puterea Ta cea mare.</text:span></text:p>
      <text:p text:style-name="P9"><text:span text:style-name="T12"><text:tab/></text:span><text:span text:style-name="Strong_20_Emphasis">Tu, Doamne, Dumnezeul nostru, Care cunoşti şi ştii toate, dezleagă, sfarmă şi distruge acum, lucrările magiei, iar pe </text:span><text:span text:style-name="Strong_20_Emphasis"><text:span text:style-name="T24">mine, </text:span></text:span><text:span text:style-name="Strong_20_Emphasis">robul Tău </text:span><text:span text:style-name="Strong_20_Emphasis"><text:span text:style-name="T25">(numele)</text:span></text:span><text:span text:style-name="Strong_20_Emphasis">, păzeşte-</text:span><text:span text:style-name="Strong_20_Emphasis"><text:span text:style-name="T24">mă</text:span></text:span><text:span text:style-name="Strong_20_Emphasis"> cu toţi ai casei de toate uneltirile diavoleşti.</text:span></text:p>
      <text:p text:style-name="Standard"><text:span text:style-name="T12"><text:tab/></text:span><text:span text:style-name="Strong_20_Emphasis">Zdrobeşte cu însemnarea cinstitei şi de viaţă făcătoarei Crucii Tale toate puterile potrivnice. </text:span><text:span text:style-name="Strong_20_Emphasis"><text:span text:style-name="T26">(facem semnul crucii și zicem: </text:span></text:span><text:span text:style-name="Strong_20_Emphasis"><text:span text:style-name="T27">Zdrobește!</text:span></text:span><text:span text:style-name="Strong_20_Emphasis"><text:span text:style-name="T26">)</text:span></text:span><text:span text:style-name="T12"><text:line-break/><text:tab/></text:span><text:span text:style-name="Strong_20_Emphasis">Pustieşte, distruge şi depărtează pentru totdeauna lucrările magiei, vrăjitoriei şi fermecătoriei de la </text:span><text:span text:style-name="Strong_20_Emphasis"><text:span text:style-name="T24">mine, </text:span></text:span><text:span text:style-name="Strong_20_Emphasis">robul Tău </text:span><text:span text:style-name="Strong_20_Emphasis"><text:span text:style-name="T28">(numele)</text:span></text:span><text:span text:style-name="Strong_20_Emphasis">.</text:span><text:span text:style-name="T12"><text:line-break/></text:span></text:p>
      <text:p text:style-name="P12"><text:span text:style-name="Strong_20_Emphasis"><text:tab/></text:span><text:span text:style-name="Strong_20_Emphasis"><text:span text:style-name="T29">Așa </text:span></text:span><text:span text:style-name="Strong_20_Emphasis">Doamne, auzi-mă pe mine păcătosul </text:span><text:span text:style-name="Strong_20_Emphasis"><text:span text:style-name="T29">slujitor</text:span></text:span><text:span text:style-name="Strong_20_Emphasis">ul Tău </text:span><text:span text:style-name="Strong_20_Emphasis"><text:span text:style-name="T30">și pe robul Tău </text:span></text:span><text:span text:style-name="Strong_20_Emphasis"><text:span text:style-name="T31">(numele)</text:span></text:span><text:span text:style-name="Strong_20_Emphasis"><text:span text:style-name="T30"> </text:span></text:span><text:span text:style-name="Strong_20_Emphasis">cu toţi ai casei </text:span><text:span text:style-name="Strong_20_Emphasis"><text:span text:style-name="T30">lui</text:span></text:span><text:span text:style-name="Strong_20_Emphasis"> şi dezleagă-</text:span><text:span text:style-name="Strong_20_Emphasis"><text:span text:style-name="T30">ne</text:span></text:span><text:span text:style-name="Strong_20_Emphasis"> de demonul de amiază, de toat</text:span><text:span text:style-name="Strong_20_Emphasis"><text:span text:style-name="T32">ă</text:span></text:span><text:span text:style-name="Strong_20_Emphasis"> boala şi de tot blestemul, </text:span></text:p>
      <text:p text:style-name="P13"><text:span text:style-name="Strong_20_Emphasis">de toată mânia, nenorocirea, clevetirea, </text:span></text:p>
      <text:p text:style-name="P13"><text:span text:style-name="Strong_20_Emphasis">invidia, farmecele, nemilostivirea, </text:span></text:p>
      <text:p text:style-name="P13"><text:span text:style-name="Strong_20_Emphasis">lenea, lăcomia, neputinţa, </text:span></text:p>
      <text:p text:style-name="P13"><text:span text:style-name="Strong_20_Emphasis">prostia, neînţelepciunea, mândria, </text:span></text:p>
      <text:p text:style-name="P13"><text:span text:style-name="Strong_20_Emphasis">cruzimea, nedreptatea, trufia, </text:span></text:p>
      <text:p text:style-name="P13"><text:span text:style-name="Strong_20_Emphasis">şi de toate rătăcirile şi greşelile, ştiute şi neştiute, pentru sfânt numele Tău, că binecuvântat eşti în veci. <text:s/>Ami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ornel </meta:initial-creator>
    <meta:creation-date>2016-07-15T19:44:45.129920771</meta:creation-date>
    <dc:date>2025-11-12T19:15:17.253672869</dc:date>
    <meta:editing-duration>PT1H21M34S</meta:editing-duration>
    <meta:editing-cycles>38</meta:editing-cycles>
    <meta:generator>LibreOffice/25.8.2.2$Linux_X86_64 LibreOffice_project/580$Build-2</meta:generator>
    <meta:document-statistic meta:table-count="0" meta:image-count="0" meta:object-count="0" meta:page-count="2" meta:paragraph-count="54" meta:word-count="673" meta:character-count="4358" meta:non-whitespace-character-count="3688"/>
  </office:meta>
</office:document-meta>
</file>